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enlo" svg:font-family="Menlo, Monaco, Consolas, 'Courier New', monospace"/>
    <style:font-face style:name="Tahoma1" svg:font-family="Tahoma"/>
    <style:font-face style:name="Verdana" svg:font-family="Verdana, 'Lantinghei SC', 'Hiragino Sans GB', 'Microsoft Yahei', Helvetica, arial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1c74" officeooo:paragraph-rsid="00021c74"/>
    </style:style>
    <style:style style:name="P2" style:family="paragraph" style:parent-style-name="Standard">
      <style:text-properties officeooo:rsid="00021c74" officeooo:paragraph-rsid="00021c74" style:language-asian="zh" style:country-asian="CN"/>
    </style:style>
    <style:style style:name="P3" style:family="paragraph" style:parent-style-name="Standard">
      <style:text-properties officeooo:rsid="0003fad5" officeooo:paragraph-rsid="0003fad5" style:language-asian="zh" style:country-asian="CN"/>
    </style:style>
    <style:style style:name="P4" style:family="paragraph" style:parent-style-name="Standard">
      <style:text-properties officeooo:rsid="0004f668" officeooo:paragraph-rsid="0004f668" style:language-asian="zh" style:country-asian="CN"/>
    </style:style>
    <style:style style:name="P5" style:family="paragraph" style:parent-style-name="Standard">
      <style:text-properties officeooo:rsid="0006c375" officeooo:paragraph-rsid="0006c375" style:language-asian="zh" style:country-asian="CN"/>
    </style:style>
    <style:style style:name="P6" style:family="paragraph" style:parent-style-name="Standard">
      <style:text-properties officeooo:rsid="00083636" officeooo:paragraph-rsid="00083636" style:language-asian="zh" style:country-asian="CN"/>
    </style:style>
    <style:style style:name="P7" style:family="paragraph" style:parent-style-name="Standard">
      <style:text-properties officeooo:rsid="0009abb9" officeooo:paragraph-rsid="0009abb9" style:language-asian="zh" style:country-asian="CN"/>
    </style:style>
    <style:style style:name="P8" style:family="paragraph" style:parent-style-name="Standard">
      <style:text-properties officeooo:rsid="000bc9bb" officeooo:paragraph-rsid="000bc9bb" style:language-asian="zh" style:country-asian="CN"/>
    </style:style>
    <style:style style:name="P9" style:family="paragraph" style:parent-style-name="Standard">
      <style:text-properties officeooo:rsid="000bf746" officeooo:paragraph-rsid="000bf746" style:language-asian="zh" style:country-asian="CN"/>
    </style:style>
    <style:style style:name="P10" style:family="paragraph" style:parent-style-name="Standard">
      <style:text-properties officeooo:rsid="000ceb83" officeooo:paragraph-rsid="000ceb83" style:language-asian="zh" style:country-asian="CN"/>
    </style:style>
    <style:style style:name="P11" style:family="paragraph" style:parent-style-name="Standard">
      <style:text-properties officeooo:rsid="000e29fa" officeooo:paragraph-rsid="000e29fa" style:language-asian="zh" style:country-asian="CN"/>
    </style:style>
    <style:style style:name="P12" style:family="paragraph" style:parent-style-name="Standard">
      <style:text-properties officeooo:rsid="000e29fa" officeooo:paragraph-rsid="000fbc65" style:language-asian="zh" style:country-asian="CN"/>
    </style:style>
    <style:style style:name="P13" style:family="paragraph" style:parent-style-name="Standard">
      <style:text-properties officeooo:rsid="000fbc65" officeooo:paragraph-rsid="000fbc65" style:language-asian="zh" style:country-asian="CN"/>
    </style:style>
    <style:style style:name="P14" style:family="paragraph" style:parent-style-name="Standard">
      <style:text-properties officeooo:rsid="0011a653" officeooo:paragraph-rsid="0011a653" style:language-asian="zh" style:country-asian="CN"/>
    </style:style>
    <style:style style:name="P15" style:family="paragraph" style:parent-style-name="Preformatted_20_Text">
      <style:text-properties officeooo:rsid="000bc9bb" officeooo:paragraph-rsid="000bc9bb" style:language-asian="zh" style:country-asian="CN"/>
    </style:style>
    <style:style style:name="P16" style:family="paragraph" style:parent-style-name="Preformatted_20_Text">
      <style:text-properties officeooo:rsid="000b39fa" officeooo:paragraph-rsid="000b39fa" style:language-asian="zh" style:country-asian="CN"/>
    </style:style>
    <style:style style:name="P17" style:family="paragraph" style:parent-style-name="Preformatted_20_Text">
      <style:text-properties officeooo:rsid="000bf746" officeooo:paragraph-rsid="000bf746" style:language-asian="zh" style:country-asian="CN"/>
    </style:style>
    <style:style style:name="P18" style:family="paragraph" style:parent-style-name="Preformatted_20_Text">
      <style:text-properties officeooo:rsid="000e29fa" officeooo:paragraph-rsid="000e29fa" style:language-asian="zh" style:country-asian="CN"/>
    </style:style>
    <style:style style:name="P19" style:family="paragraph" style:parent-style-name="Preformatted_20_Text">
      <style:paragraph-properties fo:margin-top="0cm" fo:margin-bottom="0cm" loext:contextual-spacing="false" fo:line-height="142%" fo:orphans="2" fo:widows="2" fo:padding="0.238cm" fo:border="0.06pt solid #cccccc"/>
    </style:style>
    <style:style style:name="P20" style:family="paragraph" style:parent-style-name="Standard">
      <style:text-properties officeooo:rsid="0011a653" officeooo:paragraph-rsid="0011a653" style:language-asian="zh" style:country-asian="CN"/>
    </style:style>
    <style:style style:name="P21" style:family="paragraph" style:parent-style-name="Standard">
      <style:text-properties officeooo:rsid="001339ba" officeooo:paragraph-rsid="001339ba" style:language-asian="zh" style:country-asian="CN"/>
    </style:style>
    <style:style style:name="P22" style:family="paragraph" style:parent-style-name="Standard">
      <style:text-properties officeooo:rsid="000b39fa" officeooo:paragraph-rsid="000b39fa" style:language-asian="zh" style:country-asian="CN"/>
    </style:style>
    <style:style style:name="P23" style:family="paragraph" style:parent-style-name="Standard">
      <style:text-properties officeooo:rsid="001516a5" officeooo:paragraph-rsid="001516a5" style:language-asian="zh" style:country-asian="CN"/>
    </style:style>
    <style:style style:name="P24" style:family="paragraph" style:parent-style-name="Standard">
      <style:text-properties officeooo:rsid="00152eb5" officeooo:paragraph-rsid="00152eb5" style:language-asian="zh" style:country-asian="CN"/>
    </style:style>
    <style:style style:name="P25" style:family="paragraph" style:parent-style-name="Standard">
      <style:text-properties officeooo:rsid="00171d80" officeooo:paragraph-rsid="00171d80" style:language-asian="zh" style:country-asian="CN"/>
    </style:style>
    <style:style style:name="P26" style:family="paragraph" style:parent-style-name="Standard">
      <style:text-properties officeooo:rsid="0017605a" officeooo:paragraph-rsid="0017605a" style:language-asian="zh" style:country-asian="CN"/>
    </style:style>
    <style:style style:name="P27" style:family="paragraph" style:parent-style-name="Standard">
      <style:text-properties officeooo:rsid="001919a3" officeooo:paragraph-rsid="001919a3" style:language-asian="zh" style:country-asian="CN"/>
    </style:style>
    <style:style style:name="P28" style:family="paragraph" style:parent-style-name="Standard">
      <style:text-properties officeooo:rsid="00197c2a" officeooo:paragraph-rsid="00197c2a" style:language-asian="zh" style:country-asian="CN"/>
    </style:style>
    <style:style style:name="P29" style:family="paragraph" style:parent-style-name="Standard">
      <style:text-properties officeooo:rsid="001af262" officeooo:paragraph-rsid="001af262" style:language-asian="zh" style:country-asian="CN"/>
    </style:style>
    <style:style style:name="P30" style:family="paragraph" style:parent-style-name="Standard">
      <style:text-properties officeooo:rsid="001cae47" officeooo:paragraph-rsid="001cae47" style:language-asian="zh" style:country-asian="CN"/>
    </style:style>
    <style:style style:name="P31" style:family="paragraph" style:parent-style-name="Standard">
      <style:text-properties officeooo:rsid="001d9c52" officeooo:paragraph-rsid="001d9c52" style:language-asian="zh" style:country-asian="CN"/>
    </style:style>
    <style:style style:name="P32" style:family="paragraph" style:parent-style-name="Standard">
      <style:text-properties officeooo:rsid="001f4422" officeooo:paragraph-rsid="001f4422" style:language-asian="zh" style:country-asian="CN"/>
    </style:style>
    <style:style style:name="P33" style:family="paragraph" style:parent-style-name="Standard">
      <style:text-properties officeooo:rsid="002074dd" officeooo:paragraph-rsid="002074dd" style:language-asian="zh" style:country-asian="CN"/>
    </style:style>
    <style:style style:name="P34" style:family="paragraph" style:parent-style-name="Standard">
      <style:text-properties officeooo:rsid="0020e561" officeooo:paragraph-rsid="0020e561" style:language-asian="zh" style:country-asian="CN"/>
    </style:style>
    <style:style style:name="P35" style:family="paragraph" style:parent-style-name="Standard">
      <style:text-properties officeooo:rsid="0022d5f0" officeooo:paragraph-rsid="0022d5f0" style:language-asian="zh" style:country-asian="CN"/>
    </style:style>
    <style:style style:name="P36" style:family="paragraph" style:parent-style-name="Standard">
      <style:text-properties officeooo:rsid="00242cb3" officeooo:paragraph-rsid="00242cb3" style:language-asian="zh" style:country-asian="CN"/>
    </style:style>
    <style:style style:name="P37" style:family="paragraph" style:parent-style-name="Standard">
      <style:text-properties officeooo:rsid="0025f552" officeooo:paragraph-rsid="0025f552" style:language-asian="zh" style:country-asian="CN"/>
    </style:style>
    <style:style style:name="P38" style:family="paragraph" style:parent-style-name="Standard">
      <style:text-properties officeooo:rsid="0027d39c" officeooo:paragraph-rsid="0027d39c" style:language-asian="zh" style:country-asian="CN"/>
    </style:style>
    <style:style style:name="P39" style:family="paragraph" style:parent-style-name="Standard">
      <style:text-properties officeooo:rsid="00296b18" officeooo:paragraph-rsid="00296b18" style:language-asian="zh" style:country-asian="CN"/>
    </style:style>
    <style:style style:name="P40" style:family="paragraph" style:parent-style-name="Standard">
      <style:text-properties officeooo:rsid="002a495c" officeooo:paragraph-rsid="002a495c" style:language-asian="zh" style:country-asian="CN"/>
    </style:style>
    <style:style style:name="P41" style:family="paragraph" style:parent-style-name="Standard">
      <style:text-properties officeooo:rsid="002b73a1" officeooo:paragraph-rsid="002b73a1" style:language-asian="zh" style:country-asian="CN"/>
    </style:style>
    <style:style style:name="P42" style:family="paragraph" style:parent-style-name="Standard">
      <style:text-properties officeooo:rsid="002d0c3e" officeooo:paragraph-rsid="002d0c3e" style:language-asian="zh" style:country-asian="CN"/>
    </style:style>
    <style:style style:name="P43" style:family="paragraph" style:parent-style-name="Standard">
      <style:text-properties officeooo:rsid="002d4f50" officeooo:paragraph-rsid="002d4f50" style:language-asian="zh" style:country-asian="CN"/>
    </style:style>
    <style:style style:name="P44" style:family="paragraph" style:parent-style-name="Standard">
      <style:text-properties officeooo:rsid="002e6840" officeooo:paragraph-rsid="002e6840" style:language-asian="zh" style:country-asian="CN"/>
    </style:style>
    <style:style style:name="P45" style:family="paragraph" style:parent-style-name="Standard">
      <style:text-properties officeooo:rsid="002f2be9" officeooo:paragraph-rsid="002f2be9" style:language-asian="zh" style:country-asian="CN"/>
    </style:style>
    <style:style style:name="P46" style:family="paragraph" style:parent-style-name="Standard">
      <style:text-properties officeooo:rsid="0030807d" officeooo:paragraph-rsid="0030807d" style:language-asian="zh" style:country-asian="CN"/>
    </style:style>
    <style:style style:name="P47" style:family="paragraph" style:parent-style-name="Standard">
      <style:text-properties officeooo:rsid="0031f5b6" officeooo:paragraph-rsid="0031f5b6" style:language-asian="zh" style:country-asian="CN"/>
    </style:style>
    <style:style style:name="P48" style:family="paragraph" style:parent-style-name="Standard">
      <style:text-properties officeooo:rsid="0033c349" officeooo:paragraph-rsid="0033c349" style:language-asian="zh" style:country-asian="CN"/>
    </style:style>
    <style:style style:name="P49" style:family="paragraph" style:parent-style-name="Standard">
      <style:text-properties officeooo:rsid="0034d387" officeooo:paragraph-rsid="0034d387" style:language-asian="zh" style:country-asian="CN"/>
    </style:style>
    <style:style style:name="P50" style:family="paragraph" style:parent-style-name="Standard">
      <style:text-properties officeooo:rsid="003623d7" officeooo:paragraph-rsid="003623d7" style:language-asian="zh" style:country-asian="CN"/>
    </style:style>
    <style:style style:name="P51" style:family="paragraph" style:parent-style-name="Standard">
      <style:text-properties officeooo:rsid="0036cc7a" officeooo:paragraph-rsid="0036cc7a" style:language-asian="zh" style:country-asian="CN"/>
    </style:style>
    <style:style style:name="P52" style:family="paragraph" style:parent-style-name="Standard">
      <style:text-properties officeooo:rsid="003811df" officeooo:paragraph-rsid="003811df" style:language-asian="zh" style:country-asian="CN"/>
    </style:style>
    <style:style style:name="P53" style:family="paragraph" style:parent-style-name="Preformatted_20_Text">
      <style:text-properties officeooo:rsid="0027d39c" officeooo:paragraph-rsid="0027d39c" style:language-asian="zh" style:country-asian="CN"/>
    </style:style>
    <style:style style:name="P54" style:family="paragraph" style:parent-style-name="Preformatted_20_Text">
      <style:text-properties officeooo:rsid="00296b18" officeooo:paragraph-rsid="00296b18" style:language-asian="zh" style:country-asian="CN"/>
    </style:style>
    <style:style style:name="P55" style:family="paragraph" style:parent-style-name="Preformatted_20_Text">
      <style:text-properties officeooo:rsid="002d0c3e" officeooo:paragraph-rsid="002d0c3e" style:language-asian="zh" style:country-asian="CN"/>
    </style:style>
    <style:style style:name="P56" style:family="paragraph" style:parent-style-name="Preformatted_20_Text">
      <style:text-properties officeooo:rsid="002d4f50" officeooo:paragraph-rsid="002d4f50" style:language-asian="zh" style:country-asian="CN"/>
    </style:style>
    <style:style style:name="P57" style:family="paragraph" style:parent-style-name="Preformatted_20_Text">
      <style:text-properties officeooo:rsid="0033c349" officeooo:paragraph-rsid="0033c349" style:language-asian="zh" style:country-asian="CN"/>
    </style:style>
    <style:style style:name="P58" style:family="paragraph" style:parent-style-name="Preformatted_20_Text">
      <style:text-properties officeooo:rsid="003623d7" officeooo:paragraph-rsid="003623d7" style:language-asian="zh" style:country-asian="CN"/>
    </style:style>
    <style:style style:name="P59" style:family="paragraph" style:parent-style-name="Preformatted_20_Text">
      <style:text-properties fo:font-variant="normal" fo:text-transform="none" fo:color="#666666" fo:letter-spacing="normal" officeooo:rsid="002f2be9" officeooo:paragraph-rsid="002f2be9" style:language-asian="zh" style:country-asian="CN"/>
    </style:style>
    <style:style style:name="P60" style:family="paragraph" style:parent-style-name="Preformatted_20_Text">
      <style:paragraph-properties fo:margin-top="0cm" fo:margin-bottom="0cm" loext:contextual-spacing="false" fo:line-height="142%" fo:orphans="2" fo:widows="2" fo:padding="0.238cm" fo:border="0.06pt solid #cccccc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9abb9"/>
    </style:style>
    <style:style style:name="T3" style:family="text">
      <style:text-properties fo:font-variant="normal" fo:text-transform="none" fo:color="#2d85ca" style:font-name="Consolas" fo:font-size="10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d85ca" style:font-name="Consolas" fo:font-size="10.5pt" fo:letter-spacing="normal" fo:font-style="normal" fo:font-weight="normal" officeooo:rsid="002d4f50" fo:background-color="transparent" loext:char-shading-value="0" style:language-asian="zh" style:country-asian="CN" loext:padding="0cm" loext:border="none"/>
    </style:style>
    <style:style style:name="T5" style:family="text">
      <style:text-properties fo:font-variant="normal" fo:text-transform="none" fo:color="#2d85ca" style:font-name="Consolas" fo:font-size="10.5pt" fo:letter-spacing="normal" fo:font-style="normal" fo:font-weight="normal" officeooo:rsid="002d85a2" fo:background-color="transparent" loext:char-shading-value="0" style:language-asian="zh" style:country-asian="CN" loext:padding="0cm" loext:border="none"/>
    </style:style>
    <style:style style:name="T6" style:family="text">
      <style:text-properties fo:font-variant="normal" fo:text-transform="none" fo:color="#2d85ca" fo:letter-spacing="normal" fo:background-color="transparent" loext:char-shading-value="0" loext:padding="0cm" loext:border="none"/>
    </style:style>
    <style:style style:name="T7" style:family="text">
      <style:text-properties fo:font-variant="normal" fo:text-transform="none" fo:color="#2d85ca" fo:letter-spacing="normal" fo:background-color="transparent" loext:char-shading-value="0" style:font-name-asian="Consolas" style:font-size-asian="10.5pt" style:font-style-asian="normal" style:font-weight-asian="normal" loext:padding="0cm" loext:border="none"/>
    </style:style>
    <style:style style:name="T8" style:family="text">
      <style:text-properties fo:font-variant="normal" fo:text-transform="none" fo:color="#666666" style:font-name="Verdana" fo:font-size="10.5pt" fo:letter-spacing="normal" fo:font-style="normal" fo:font-weight="normal"/>
    </style:style>
    <style:style style:name="T9" style:family="text">
      <style:text-properties fo:font-variant="normal" fo:text-transform="none" fo:color="#666666" fo:letter-spacing="normal" style:font-name-asian="Verdana" style:font-size-asian="10.5pt" style:font-style-asian="normal" style:font-weight-asian="normal"/>
    </style:style>
    <style:style style:name="T10" style:family="text">
      <style:text-properties officeooo:rsid="000ceb83"/>
    </style:style>
    <style:style style:name="T11" style:family="text">
      <style:text-properties officeooo:rsid="000e29fa"/>
    </style:style>
    <style:style style:name="T12" style:family="text">
      <style:text-properties officeooo:rsid="000fbc65"/>
    </style:style>
    <style:style style:name="T13" style:family="text">
      <style:text-properties officeooo:rsid="001516a5"/>
    </style:style>
    <style:style style:name="T14" style:family="text">
      <style:text-properties officeooo:rsid="001919a3"/>
    </style:style>
    <style:style style:name="T15" style:family="text">
      <style:text-properties officeooo:rsid="00210b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let const var</text:p>
      <text:p text:style-name="P1"><text:s/>let:</text:p>
      <text:p text:style-name="P1"><text:s/><text:span text:style-name="T1">只在let命令所在的代码块内有效；不存在变量提升，使用前先声明；不允许重复声明；增加了块级作用域。</text:span></text:p>
      <text:p text:style-name="P2">Const:</text:p>
      <text:p text:style-name="P2">声明常量，一旦声明，常量的值就不能改变，对常量重新赋值不会报错，只会默默失败；</text:p>
      <text:p text:style-name="P2">只在声明的块级作用域内有效；不存在变量提升；不允许重复声明；</text:p>
      <text:p text:style-name="P2">var 和function命令声明的全局变量，属于全局对象的属性；let const class命令声明的全局变量，不属于全局对象的属性。</text:p>
      <text:p text:style-name="P2"/>
      <text:p text:style-name="P2">2.变量的结构赋值</text:p>
      <text:p text:style-name="P2">解构：按照一定模式，从数组和对象中提取值，对变量进行赋值。</text:p>
      <text:p text:style-name="P2">解构只能用于数组或对象。其他原始类型的值都可以转为相应的对象，但是，undefined和null不能转为对象。</text:p>
      <text:p text:style-name="P3">不能使用圆括号的情况：</text:p>
      <text:p text:style-name="P3">（1）变量声明语句中，模式不能带有圆括号；</text:p>
      <text:p text:style-name="P3"><text:s/>（2）函数参数中，模式不能带有圆括号；</text:p>
      <text:p text:style-name="P3">（3）不能将整个模式，或嵌套模式中的一层，放在圆括号之中。</text:p>
      <text:p text:style-name="P3">可以使用圆括号的情况：</text:p>
      <text:p text:style-name="P3">赋值语句的非模式部分，可以使用圆括号。</text:p>
      <text:p text:style-name="P4">用途：</text:p>
      <text:p text:style-name="P4">(1)交换变量的值[x,y]=[y,x];</text:p>
      <text:p text:style-name="P4">(2)从函数返回多个值；</text:p>
      <text:p text:style-name="P4">(3)函数参数的定义；</text:p>
      <text:p text:style-name="P4">(4)提取json数据；</text:p>
      <text:p text:style-name="P4">(5)函数参数的默认值；</text:p>
      <text:p text:style-name="P4">(6)遍历Map结构</text:p>
      <text:p text:style-name="P4">(7)输入模块的指定方法</text:p>
      <text:p text:style-name="P4"/>
      <text:p text:style-name="P4"/>
      <text:p text:style-name="P5">3.字符串的扩展</text:p>
      <text:p text:style-name="P5">1.加强了对Unicode码点大于0xFFFF的字符的支持。</text:p>
      <text:p text:style-name="P5">2.includes().startsWith().endsWith(),repeat()</text:p>
      <text:p text:style-name="P5">3.模板字符串</text:p>
      <text:p text:style-name="P5">4.String.raw():充当模板字符串的处理函数，返回一个斜杠都被转义的字符串，对应于替换变量后的模板字符串。</text:p>
      <text:p text:style-name="P5"/>
      <text:p text:style-name="P6"><text:soft-page-break/>4.数值的扩展</text:p>
      <text:p text:style-name="P6">1.Number.isFinite() <text:s text:c="2"/>检查数值是否非无穷</text:p>
      <text:p text:style-name="P6"><text:s text:c="3"/>Number.isNaN() <text:s text:c="3"/>检查数值是否为NaN</text:p>
      <text:p text:style-name="P6"><text:s/>与传统的全局方法isFinite()、isNaN()的区别：</text:p>
      <text:p text:style-name="P6"><text:s/>传统方法先调用Number()将非数值的值转为数值，再进行判断；新方法只对数值有效，非数值一律返回false.</text:p>
      <text:p text:style-name="P6">2.Number.parseInt() Number.parseFloat()与全局方法parseInt()、parseFloat()行为一致</text:p>
      <text:p text:style-name="P6">3.Number.isInteger()判断一个值是否为整数，3和3.0被视为同一个值</text:p>
      <text:p text:style-name="P6"><text:s text:c="3"/>Number.isSafeInteger()判断一个整数是否落在js能准确表示的整数范围内。</text:p>
      <text:p text:style-name="P6"/>
      <text:p text:style-name="P6">5.Math对象的扩展</text:p>
      <text:p text:style-name="P6">Math.trunc() 去除一个数的小数部分，返回整数部分。</text:p>
      <text:p text:style-name="P6">Math.sign() <text:s text:c="2"/>判断一个数是正数、负数还是零。<text:span text:style-name="T2">NaN返回NaN;</text:span></text:p>
      <text:p text:style-name="P6"/>
      <text:p text:style-name="P6"/>
      <text:p text:style-name="P7">6.数组的扩展</text:p>
      <text:p text:style-name="P22">Array.from() <text:s/>将类数组对象和可遍历对象转为真正的数组=Array.prototype.slice.call(obj);</text:p>
      <text:p text:style-name="P23">=利用扩展运算符[...类数组对象]</text:p>
      <text:p text:style-name="P8">Array.of() <text:s/>将一组值，转换为数组。</text:p>
      <text:p text:style-name="P8">数组实例的find() <text:s/>找出第一个符合条件的数组成员，返回该成员，没有符合条件的返回undefined</text:p>
      <text:p text:style-name="P15"><text:span text:style-name="Source_20_Text"><text:span text:style-name="T3">[1, 5, 10, 15].find(function(value, index, arr) {</text:span></text:span></text:p>
      <text:p text:style-name="P19"><text:span text:style-name="Source_20_Text"><text:span text:style-name="T6"><text:s text:c="2"/></text:span></text:span><text:span text:style-name="Source_20_Text"><text:span text:style-name="T3">return value &gt; 9;</text:span></text:span></text:p>
      <text:p text:style-name="P19"><text:span text:style-name="Source_20_Text"><text:span text:style-name="T3">}) // 10</text:span></text:span></text:p>
      <text:p text:style-name="P8">数组实例的 findIndex 方法的用法与 find 方法非常类似，返回第一个符合条件的数组成员的位置，如果所有成员都不符合条件，则返回 -1。</text:p>
      <text:p text:style-name="P15"><text:span text:style-name="Source_20_Text"><text:span text:style-name="T3">[1, 5, 10, 15].findIndex(function(value, index, arr) {</text:span></text:span></text:p>
      <text:p text:style-name="P19"><text:span text:style-name="Source_20_Text"><text:span text:style-name="T6"><text:s text:c="2"/></text:span></text:span><text:span text:style-name="Source_20_Text"><text:span text:style-name="T3">return value &gt; 9;</text:span></text:span></text:p>
      <text:p text:style-name="P19"><text:span text:style-name="Source_20_Text"><text:span text:style-name="T3">}) // 2</text:span></text:span></text:p>
      <text:p text:style-name="P8">数组实例的fill()</text:p>
      <text:p text:style-name="P15"><text:span text:style-name="Source_20_Text"><text:span text:style-name="T3">['a', 'b', 'c'].fill(7)</text:span></text:span></text:p>
      <text:p text:style-name="P19"><text:span text:style-name="Source_20_Text"><text:span text:style-name="T3">// [7, 7, 7]</text:span></text:span></text:p>
      <text:p text:style-name="P15"><text:span text:style-name="Source_20_Text"><text:span text:style-name="T3">第二第三参数用于指定填充的起始位置和结束位置。</text:span></text:span></text:p>
      <text:p text:style-name="P15"><text:span text:style-name="Source_20_Text"><text:span text:style-name="T3">['a', 'b', 'c'].fill(7, 1, 2)</text:span></text:span></text:p>
      <text:p text:style-name="P19"><text:span text:style-name="Source_20_Text"><text:span text:style-name="T3">// ['a', 7, 'c']</text:span></text:span></text:p>
      <text:p text:style-name="P8">数组实例的entries().keys().values()</text:p>
      <text:p text:style-name="P8"><text:soft-page-break/>返回一个遍历器，可以用for of 遍历返回的结果。entries()是对键值对的遍历。</text:p>
      <text:p text:style-name="P15"><text:span text:style-name="Source_20_Text"><text:span text:style-name="T3">for (let [index, elem] of ['a', 'b'].entries()) {</text:span></text:span></text:p>
      <text:p text:style-name="P19"><text:span text:style-name="Source_20_Text"><text:span text:style-name="T6"><text:s text:c="2"/></text:span></text:span><text:span text:style-name="Source_20_Text"><text:span text:style-name="T3">console.log(index, elem);</text:span></text:span></text:p>
      <text:p text:style-name="P19"><text:span text:style-name="Source_20_Text"><text:span text:style-name="T3">}</text:span></text:span></text:p>
      <text:p text:style-name="P19"><text:span text:style-name="Source_20_Text"><text:span text:style-name="T3">// 0 "a"</text:span></text:span></text:p>
      <text:p text:style-name="P19"><text:span text:style-name="Source_20_Text"><text:span text:style-name="T3">// 1 "b"</text:span></text:span></text:p>
      <text:p text:style-name="P8">数组实例的includes()</text:p>
      <text:p text:style-name="P8">返回一个布尔值，表示某个数组是否包含给定的值。第二个参数表示搜索的起始位置，默认为0</text:p>
      <text:p text:style-name="P9">Array.observe().Array.unobserve() 监听（取消监听）数组的变化，指定回调函数。</text:p>
      <text:p text:style-name="P9"/>
      <text:p text:style-name="P9">7.对象的扩展</text:p>
      <text:p text:style-name="P9">ES6允许直接写入变量和函数，作为对象的属性和方法，书写更加简洁</text:p>
      <text:p text:style-name="P9"/>
      <text:p text:style-name="P16"><text:span text:style-name="Source_20_Text"><text:span text:style-name="T3">function getPoint() {</text:span></text:span></text:p>
      <text:p text:style-name="P19"><text:span text:style-name="Source_20_Text"><text:span text:style-name="T6"><text:s text:c="2"/></text:span></text:span><text:span text:style-name="Source_20_Text"><text:span text:style-name="T3">var x = 1;</text:span></text:span></text:p>
      <text:p text:style-name="P19"><text:span text:style-name="Source_20_Text"><text:span text:style-name="T6"><text:s text:c="2"/></text:span></text:span><text:span text:style-name="Source_20_Text"><text:span text:style-name="T3">var y = 10;</text:span></text:span></text:p>
      <text:p text:style-name="P19"/>
      <text:p text:style-name="P19"><text:span text:style-name="Source_20_Text"><text:span text:style-name="T6"><text:s text:c="2"/></text:span></text:span><text:span text:style-name="Source_20_Text"><text:span text:style-name="T3">return {x, y};</text:span></text:span></text:p>
      <text:p text:style-name="P19"><text:span text:style-name="Source_20_Text"><text:span text:style-name="T3">}</text:span></text:span></text:p>
      <text:p text:style-name="P19"/>
      <text:p text:style-name="P19"><text:span text:style-name="Source_20_Text"><text:span text:style-name="T3">getPoint()</text:span></text:span></text:p>
      <text:p text:style-name="P19"><text:span text:style-name="Source_20_Text"><text:span text:style-name="T3">// {x:1, y:10}</text:span></text:span></text:p>
      <text:p text:style-name="P9">Object.is()</text:p>
      <text:p text:style-name="P9">比较两个值是否严格相等，与===的行为基本一致，但是+0不等于-0，<text:span text:style-name="T10">0等于+0,0不等于-0；</text:span>NaN等于自身。</text:p>
      <text:p text:style-name="P17"><text:span text:style-name="Source_20_Text"><text:span text:style-name="T3">+0 === -0 //true</text:span></text:span></text:p>
      <text:p text:style-name="P19"><text:span text:style-name="Source_20_Text"><text:span text:style-name="T3">NaN === NaN // false</text:span></text:span></text:p>
      <text:p text:style-name="P19"/>
      <text:p text:style-name="P19"><text:span text:style-name="Source_20_Text"><text:span text:style-name="T3">Object.is(+0, -0) // false</text:span></text:span></text:p>
      <text:p text:style-name="P19"><text:span text:style-name="Source_20_Text"><text:span text:style-name="T3">Object.is(NaN, NaN) // true</text:span></text:span></text:p>
      <text:p text:style-name="P10">Object.assign()</text:p>
      <text:p text:style-name="P10">将源对象的所有可枚举对象复制到目标对象，第一个参数是目标对象，后面的参数都是源对象。</text:p>
      <text:p text:style-name="P10">作用：为对象添加属性；为对象添加方法；克隆对象<text:span text:style-name="T11">(不能克隆他继承的值)；合并多个对象</text:span></text:p>
      <text:p text:style-name="P11">proto属性，Object.setPrototypeOf(),Object.getPrototypeOf()</text:p>
      <text:p text:style-name="P18"><text:span text:style-name="Source_20_Text"><text:span text:style-name="T3">// es6</text:span></text:span><text:span text:style-name="Source_20_Text"><text:span text:style-name="T7">的写法</text:span></text:span></text:p>
      <text:p text:style-name="P19"/>
      <text:p text:style-name="P19"><text:soft-page-break/><text:span text:style-name="Source_20_Text"><text:span text:style-name="T3">var obj = {</text:span></text:span></text:p>
      <text:p text:style-name="P19"><text:span text:style-name="Source_20_Text"><text:span text:style-name="T6"><text:s text:c="2"/></text:span></text:span><text:span text:style-name="Source_20_Text"><text:span text:style-name="T3">__proto__: someOtherObj,</text:span></text:span></text:p>
      <text:p text:style-name="P19"><text:span text:style-name="Source_20_Text"><text:span text:style-name="T6"><text:s text:c="2"/></text:span></text:span><text:span text:style-name="Source_20_Text"><text:span text:style-name="T3">method: function() { ... }</text:span></text:span></text:p>
      <text:p text:style-name="P19"><text:span text:style-name="Source_20_Text"><text:span text:style-name="T3">}</text:span></text:span></text:p>
      <text:p text:style-name="P19"/>
      <text:p text:style-name="P19"><text:span text:style-name="Source_20_Text"><text:span text:style-name="T3">// es5</text:span></text:span><text:span text:style-name="Source_20_Text"><text:span text:style-name="T7">的写法</text:span></text:span></text:p>
      <text:p text:style-name="P19"/>
      <text:p text:style-name="P19"><text:span text:style-name="Source_20_Text"><text:span text:style-name="T3">var obj = Object.create(someOtherObj);</text:span></text:span></text:p>
      <text:p text:style-name="P19"><text:span text:style-name="Source_20_Text"><text:span text:style-name="T3">obj.method = function() { ... }</text:span></text:span></text:p>
      <text:p text:style-name="P11">Object.setPrototypeOf()：设置一个对象的prototype对象</text:p>
      <text:p text:style-name="P11">Object.getPrototypeOf()：读取一个对象的prototype对象</text:p>
      <text:p text:style-name="P14">Object.observe(),Object.unobserve():监听对象及数组的变化，一旦监听对象发生变化，就会触发回调函数。</text:p>
      <text:p text:style-name="P14"/>
      <text:p text:style-name="P12">8.Symbol <text:s/>保证每个属性名字都是独一无二的<text:span text:style-name="T12">，凡是属性名属于Symbol类型，就是独一无二的，可以保证不会与其他属性名产生冲突。相同参数的 Symbol 函数的返回值是不相等的。</text:span></text:p>
      <text:p text:style-name="P12"><text:span text:style-name="T9">对象的内部，使用 </text:span><text:span text:style-name="T8">Symbol </text:span><text:span text:style-name="T9">值定义属性时，</text:span><text:span text:style-name="T8">Symbol </text:span><text:span text:style-name="T9">值必须放在方括号之中。</text:span> </text:p>
      <text:p text:style-name="P13">Symbol 作为属性名，该属性不会出现在 for...in、for...of 循环中，也不会被Object.keys()、Object.getOwnPropertyNames()返回。</text:p>
      <text:p text:style-name="P13">Object.getOwnPropertySymbols 方法，可以获取指定对象的所有 Symbol 属性名。</text:p>
      <text:p text:style-name="P14"/>
      <text:p text:style-name="P14">9.函数的扩展：</text:p>
      <text:p text:style-name="P14">函数参数的默认值；</text:p>
      <text:p text:style-name="P21">rest参数，形式为...变量名，用于获取函数的多余参数，这个变量名表示的一个多余参数组成的数组。rest参数之后不能用其他参数，即只能是最后一个参数。函数的length属性，不包括rest参数。</text:p>
      <text:p text:style-name="P21">扩展运算符：...，rest参数的逆运算，将一个数组转为用逗号分隔的参数序列。</text:p>
      <text:p text:style-name="P21">求一个数组最大元素的写法：Math.max(...[14,3,77]);</text:p>
      <text:p text:style-name="P21"><text:s/><text:span text:style-name="T13">将一个数组添加到另一个数组的尾部：arr1.push(...arr2);</text:span></text:p>
      <text:p text:style-name="P23">箭头函数：</text:p>
      <text:p text:style-name="P23">1.简化代码</text:p>
      <text:p text:style-name="P23">const <text:s/>f1=v=&gt;v*v;</text:p>
      <text:p text:style-name="P23">const isEven=n=&gt;n%2==0；</text:p>
      <text:p text:style-name="P23">2.简化回调函数</text:p>
      <text:p text:style-name="P23">[1,2,3].map(x=&gt;x*x);</text:p>
      <text:p text:style-name="P23">var result = values.sort((a, b) =&gt; a – b);</text:p>
      <text:p text:style-name="P23"/>
      <text:p text:style-name="P23"/>
      <text:p text:style-name="P24"><text:soft-page-break/>箭头函数注意点：</text:p>
      <text:p text:style-name="P24">函数体内的this对象，绑定定义时所在的对象，而不是使用时所在的对象。</text:p>
      <text:p text:style-name="P24">不可当作构造函数，即不可以使用new 命令，否则会抛出一个错误。</text:p>
      <text:p text:style-name="P24">不可以使用arguments对象，该对象在函数体内不存在。</text:p>
      <text:p text:style-name="P24"/>
      <text:p text:style-name="P25">函数绑定：</text:p>
      <text:p text:style-name="P25">对象：：函数 会自动将左边的对象，作为上下文环境，绑定到右边的函数上面。</text:p>
      <text:p text:style-name="P25">Foo::bar =bar.call(Foo);</text:p>
      <text:p text:style-name="P25"/>
      <text:p text:style-name="P25">尾调用优化</text:p>
      <text:p text:style-name="P25">尾调用：某个函数的最后一步是调用另一个函数。</text:p>
      <text:p text:style-name="P26">尾调用由于是函数的最后一步操作，所以不需要保留外层函数的调用帧，因为调用位置、内部变量等信息都不会再用到了，只要直接用内层函数的调用帧，取代外层函数的调用帧就可以了。</text:p>
      <text:p text:style-name="P26">尾调用优化：即只保留内层函数的调用帧。如果所有函数都是尾调用，那么完全可以做到每次执行时，调用帧只有一项，大大节省内存。这就是尾调用优化的意义。</text:p>
      <text:p text:style-name="P26"/>
      <text:p text:style-name="P26">尾递归：</text:p>
      <text:p text:style-name="P26">尾调用自身，就称为尾递归。保证了不会发生栈溢出错误。</text:p>
      <text:p text:style-name="P26">function factorial(n, total) {</text:p>
      <text:p text:style-name="P26"><text:s text:c="2"/>if (n === 1) return total;</text:p>
      <text:p text:style-name="P26"><text:s text:c="2"/>return factorial(n - 1, n * total);</text:p>
      <text:p text:style-name="P26">}</text:p>
      <text:p text:style-name="P26">factorial(5, 1) // 120</text:p>
      <text:p text:style-name="P26">尾递归的实现，往往需要改写递归函数，确保最后一步只调用自身。做到这一点的方法，就是把所有用到的内部变量改写成函数的参数。</text:p>
      <text:p text:style-name="P26">有三种方法可以解决尾递归函数参数过多导致语义不明确的问题。</text:p>
      <text:p text:style-name="P26">1.在尾递归函数之外，再提供一个正常形式的函数。</text:p>
      <text:p text:style-name="P26">2.函数柯里化<text:span text:style-name="T14">。</text:span></text:p>
      <text:p text:style-name="P26">3.ES6的函数默认值。</text:p>
      <text:p text:style-name="P26"/>
      <text:p text:style-name="P26"/>
      <text:p text:style-name="P26"/>
      <text:p text:style-name="P27">10.set和map数据结构</text:p>
      <text:p text:style-name="P27">set数据结构：类似于数组，但成员值都是唯一的，没有重复的值。</text:p>
      <text:p text:style-name="P27">Var s=new Set();</text:p>
      <text:p text:style-name="P27">s.add(1);</text:p>
      <text:p text:style-name="P27">set内部判断两个值是否相等，使用的算法类似于精确相等运算符，意味着两个对象总是不<text:soft-page-break/>相等的，唯一的例外是set认为NaN等于自身。</text:p>
      <text:p text:style-name="P27"/>
      <text:p text:style-name="P27">set实例的属性和方法</text:p>
      <text:p text:style-name="P27">set.prototype.consttuctor:构造函数，默认就是set函数。</text:p>
      <text:p text:style-name="P27">Set.prototype.size:返回set实例的成员总数。</text:p>
      <text:p text:style-name="P28">add(value):添加某个值，返回set结构本身。</text:p>
      <text:p text:style-name="P28">delete(value):删除某个值，返回一个布尔值，表示删除是否成功。</text:p>
      <text:p text:style-name="P28">has(value):返回一个布尔值，表示是否为set的成员。</text:p>
      <text:p text:style-name="P28">clear()：清除所有成员，没有返回值。</text:p>
      <text:p text:style-name="P28">遍历操作：</text:p>
      <text:p text:style-name="P28">keys().values().entries().forEach();</text:p>
      <text:p text:style-name="P28">数组去重：</text:p>
      <text:p text:style-name="P28">[...new Set(arr)]</text:p>
      <text:p text:style-name="P28"/>
      <text:p text:style-name="P29">weakSet:</text:p>
      <text:p text:style-name="P29">结构与set类似，主要有两个区别：</text:p>
      <text:p text:style-name="P29">1.weakset的成员只能是对象，而不能是其他类型的值。</text:p>
      <text:p text:style-name="P29">2.weakset的对象都是弱引用，即垃圾回收机制不考虑weakset对该对象的引用。weakset是不可遍历的。</text:p>
      <text:p text:style-name="P29">weakset的一个用处：存储dom节点，不用担心这些节点从文档移除时，会引发内存泄漏。</text:p>
      <text:p text:style-name="P29"/>
      <text:p text:style-name="P30">map：</text:p>
      <text:p text:style-name="P30">由于对象只接受字符串作为键名</text:p>
      <text:p text:style-name="P30">Map结构各种类型的值（包括对象）都可以当做键，是一种</text:p>
      <text:p text:style-name="P30">更完善的hash结构实现。</text:p>
      <text:p text:style-name="P31">只有对同一个对象的引用，Map结构才将其视为同一个键。</text:p>
      <text:p text:style-name="P31">Weakmap:</text:p>
      <text:p text:style-name="P31">与map结构基本类似，唯一的区别是它只接受对象作为键名，不接受原始类型的值作为键名，而且键名所指向的对象，不计入垃圾回收机制。</text:p>
      <text:p text:style-name="P31">WeakMap 的设计目的在于，键名是对象的弱引用（垃圾回收机制不将该引用考虑在内），所以其所对应的对象可能会被自动回收。当对象被回收后，WeakMap 自动移除对应的键值对。典型应用是，一个对应 DOM 元素的 WeakMap 结构，当某个 DOM 元素被清除，其所对应的 WeakMap 记录就会自动被移除。基本上，WeakMap 的专用场合就是，它的键所对应的对象，可能会在将来消失。WeakMap 结构有助于防止内存泄漏。</text:p>
      <text:p text:style-name="P31"/>
      <text:p text:style-name="P32">11.Iterator和for...of循环</text:p>
      <text:p text:style-name="P33">Iterator 接口的目的，就是为所有数据结构，提供了一种统一的访问机制，即 for...of 循环<text:soft-page-break/>（详见下文）。当使用 for...of 循环遍历某种数据结构时，该循环会自动去寻找 Iterator 接口。</text:p>
      <text:p text:style-name="P33">在 ES6 中，有三类数据结构原生具备 Iterator 接口：数组、某些类似数组的对象、Set 和 Map 结构。</text:p>
      <text:p text:style-name="P33">自己部署iterator:</text:p>
      <text:p text:style-name="P33">首先在构造函数的原型链上部署 Symbol.iterator 方法，调用该方法会返回遍历器对象 iterator，调用该对象的 next 方法，在返回一个值的同时，自动将内部指针移到下一个实例</text:p>
      <text:p text:style-name="P33">字符串是一个类似数组的对象，也原生具有 Iterator 接口。</text:p>
      <text:p text:style-name="P33"/>
      <text:p text:style-name="P33">for...of 循环内部调用的是数据结构的Symbol.iterator方法。</text:p>
      <text:p text:style-name="P33">for...of 循环可以使用的范围包括数组、Set 和 Map 结构、某些类似数组的对象（比如 arguments 对象、DOM NodeList 对象）、后文的 Generator 对象，以及字符串。</text:p>
      <text:p text:style-name="P34">对象的遍历：</text:p>
      <text:p text:style-name="P34">1.对于普通的对象，for in循环可以遍历键名，for of循环会报错。</text:p>
      <text:p text:style-name="P34">2.使用object.keys()将对象的键名生成一个数组，然后遍历这个数组。</text:p>
      <text:p text:style-name="P34">3.将数组的Symbol.iterator属性直接赋值给其他对象的Symbol.iterator属性：</text:p>
      <text:p text:style-name="P34">someobj.prototype[Symbol.iterator] =Array.prototype[Symbol.iterator];</text:p>
      <text:p text:style-name="P34">4.<text:span text:style-name="T15">使用generator函数将对象重新包装下。</text:span></text:p>
      <text:p text:style-name="P34"/>
      <text:p text:style-name="P35">12.generator函数</text:p>
      <text:p text:style-name="P35">特征：</text:p>
      <text:p text:style-name="P35">function命令与函数名之间有一个星号；二是函数体内部使用yield语句，定义遍历器的每个成员，即不同的内部状态。</text:p>
      <text:p text:style-name="P35">调用generator函数时，返回一个遍历器。每次调用这个遍历器的next()方法，就从函数体的头部或者上一次停下来的地方开始执行（可以理解成恢复执行），直到遇到下一个yield语句为止，也就是说，next方法在遍历yield语句定义的内部状态。</text:p>
      <text:p text:style-name="P36">Generator 函数使用 iterator 接口，每次调用 next 方法的返回值，就是一个标准的 iterator 返回值：有着 value 和 done 两个属性的对象。其中，value 是 yield 语句后面那个表达式的值，done 是一个布尔值，表示是否遍历结束。</text:p>
      <text:p text:style-name="P36">yield 语句不能用在普通函数中，否则会报错。</text:p>
      <text:p text:style-name="P37">next 方法的参数表示上一个 yield 语句的返回值，所以第一次使用 next 方法时，不能带有参数。V8 引擎直接忽略第一次使用 next 方法时的参数，只有从第二次使用 next 方法开始，参数才是有效的。</text:p>
      <text:p text:style-name="P37"><text:s/>for...of 语句时不需要使用 next 方法。</text:p>
      <text:p text:style-name="P37">yield*语句：如果yield命令后面跟着的是一个遍历器，需要在yield命令后面加上星号，表明它返回的是一个遍历器。</text:p>
      <text:p text:style-name="P37"/>
      <text:p text:style-name="P38"><text:soft-page-break/>yield*命令取出嵌套数组的所有成员：</text:p>
      <text:p text:style-name="P53"><text:span text:style-name="Source_20_Text"><text:span text:style-name="T3">function* iterTree(tree) {</text:span></text:span></text:p>
      <text:p text:style-name="P19"><text:span text:style-name="Source_20_Text"><text:span text:style-name="T6"><text:s text:c="2"/></text:span></text:span><text:span text:style-name="Source_20_Text"><text:span text:style-name="T3">if (Array.isArray(tree)) {</text:span></text:span></text:p>
      <text:p text:style-name="P19"><text:span text:style-name="Source_20_Text"><text:span text:style-name="T6"><text:s text:c="4"/></text:span></text:span><text:span text:style-name="Source_20_Text"><text:span text:style-name="T3">for(let i=0; i &lt; tree.length; i++) {</text:span></text:span></text:p>
      <text:p text:style-name="P19"><text:span text:style-name="Source_20_Text"><text:span text:style-name="T6"><text:s text:c="6"/></text:span></text:span><text:span text:style-name="Source_20_Text"><text:span text:style-name="T3">yield* iterTree(tree[i]);</text:span></text:span></text:p>
      <text:p text:style-name="P19"><text:span text:style-name="Source_20_Text"><text:span text:style-name="T6"><text:s text:c="4"/></text:span></text:span><text:span text:style-name="Source_20_Text"><text:span text:style-name="T3">}</text:span></text:span></text:p>
      <text:p text:style-name="P19"><text:span text:style-name="Source_20_Text"><text:span text:style-name="T6"><text:s text:c="2"/></text:span></text:span><text:span text:style-name="Source_20_Text"><text:span text:style-name="T3">} else {</text:span></text:span></text:p>
      <text:p text:style-name="P19"><text:span text:style-name="Source_20_Text"><text:span text:style-name="T6"><text:s text:c="4"/></text:span></text:span><text:span text:style-name="Source_20_Text"><text:span text:style-name="T3">yield tree;</text:span></text:span></text:p>
      <text:p text:style-name="P19"><text:span text:style-name="Source_20_Text"><text:span text:style-name="T6"><text:s text:c="2"/></text:span></text:span><text:span text:style-name="Source_20_Text"><text:span text:style-name="T3">}</text:span></text:span></text:p>
      <text:p text:style-name="P19"><text:span text:style-name="Source_20_Text"><text:span text:style-name="T3">}</text:span></text:span></text:p>
      <text:p text:style-name="P19"/>
      <text:p text:style-name="P19"><text:span text:style-name="Source_20_Text"><text:span text:style-name="T3">const tree = [ 'a', ['b', 'c'], ['d', 'e'] ];</text:span></text:span></text:p>
      <text:p text:style-name="P19"/>
      <text:p text:style-name="P19"><text:span text:style-name="Source_20_Text"><text:span text:style-name="T3">for(let x of iterTree(tree)) {</text:span></text:span></text:p>
      <text:p text:style-name="P19"><text:span text:style-name="Source_20_Text"><text:span text:style-name="T6"><text:s text:c="2"/></text:span></text:span><text:span text:style-name="Source_20_Text"><text:span text:style-name="T3">console.log(x);</text:span></text:span></text:p>
      <text:p text:style-name="P19"><text:span text:style-name="Source_20_Text"><text:span text:style-name="T3">}</text:span></text:span></text:p>
      <text:p text:style-name="P19"><text:span text:style-name="Source_20_Text"><text:span text:style-name="T3">// a</text:span></text:span></text:p>
      <text:p text:style-name="P19"><text:span text:style-name="Source_20_Text"><text:span text:style-name="T3">// b</text:span></text:span></text:p>
      <text:p text:style-name="P19"><text:span text:style-name="Source_20_Text"><text:span text:style-name="T3">// c</text:span></text:span></text:p>
      <text:p text:style-name="P19"><text:span text:style-name="Source_20_Text"><text:span text:style-name="T3">// d</text:span></text:span></text:p>
      <text:p text:style-name="P19"><text:span text:style-name="Source_20_Text"><text:span text:style-name="T3">// e</text:span></text:span></text:p>
      <text:p text:style-name="P39">完全二叉树中序遍历</text:p>
      <text:p text:style-name="P54"><text:span text:style-name="Source_20_Text"><text:span text:style-name="T3">// </text:span></text:span><text:span text:style-name="Source_20_Text"><text:span text:style-name="T7">下面是二叉树的构造函数，</text:span></text:span></text:p>
      <text:p text:style-name="P19"><text:span text:style-name="Source_20_Text"><text:span text:style-name="T3">// </text:span></text:span><text:span text:style-name="Source_20_Text"><text:span text:style-name="T7">三个参数分别是左树、当前节点和右树</text:span></text:span></text:p>
      <text:p text:style-name="P19"><text:span text:style-name="Source_20_Text"><text:span text:style-name="T3">function Tree(left, label, right) {</text:span></text:span></text:p>
      <text:p text:style-name="P19"><text:span text:style-name="Source_20_Text"><text:span text:style-name="T6"><text:s text:c="2"/></text:span></text:span><text:span text:style-name="Source_20_Text"><text:span text:style-name="T3">this.left = left;</text:span></text:span></text:p>
      <text:p text:style-name="P19"><text:span text:style-name="Source_20_Text"><text:span text:style-name="T6"><text:s text:c="2"/></text:span></text:span><text:span text:style-name="Source_20_Text"><text:span text:style-name="T3">this.label = label;</text:span></text:span></text:p>
      <text:p text:style-name="P19"><text:span text:style-name="Source_20_Text"><text:span text:style-name="T6"><text:s text:c="2"/></text:span></text:span><text:span text:style-name="Source_20_Text"><text:span text:style-name="T3">this.right = right;</text:span></text:span></text:p>
      <text:p text:style-name="P19"><text:span text:style-name="Source_20_Text"><text:span text:style-name="T3">}</text:span></text:span></text:p>
      <text:p text:style-name="P19"/>
      <text:p text:style-name="P19"><text:span text:style-name="Source_20_Text"><text:span text:style-name="T3">// </text:span></text:span><text:span text:style-name="Source_20_Text"><text:span text:style-name="T7">下面是中序（</text:span></text:span><text:span text:style-name="Source_20_Text"><text:span text:style-name="T3">inorder</text:span></text:span><text:span text:style-name="Source_20_Text"><text:span text:style-name="T7">）遍历函数。</text:span></text:span></text:p>
      <text:p text:style-name="P19"><text:span text:style-name="Source_20_Text"><text:span text:style-name="T3">// </text:span></text:span><text:span text:style-name="Source_20_Text"><text:span text:style-name="T7">由于返回的是一个遍历器，所以要用</text:span></text:span><text:span text:style-name="Source_20_Text"><text:span text:style-name="T3">generator</text:span></text:span><text:span text:style-name="Source_20_Text"><text:span text:style-name="T7">函数。</text:span></text:span></text:p>
      <text:p text:style-name="P19"><text:span text:style-name="Source_20_Text"><text:span text:style-name="T3">// </text:span></text:span><text:span text:style-name="Source_20_Text"><text:span text:style-name="T7">函数体内采用递归算法，所以左树和右树要用</text:span></text:span><text:span text:style-name="Source_20_Text"><text:span text:style-name="T3">yield*</text:span></text:span><text:span text:style-name="Source_20_Text"><text:span text:style-name="T7">遍历</text:span></text:span></text:p>
      <text:p text:style-name="P19"><text:span text:style-name="Source_20_Text"><text:span text:style-name="T3">function* inorder(t) {</text:span></text:span></text:p>
      <text:p text:style-name="P19"><text:span text:style-name="Source_20_Text"><text:span text:style-name="T6"><text:s text:c="2"/></text:span></text:span><text:span text:style-name="Source_20_Text"><text:span text:style-name="T3">if (t) {</text:span></text:span></text:p>
      <text:p text:style-name="P19"><text:span text:style-name="Source_20_Text"><text:span text:style-name="T6"><text:s text:c="4"/></text:span></text:span><text:span text:style-name="Source_20_Text"><text:span text:style-name="T3">yield* inorder(t.left);</text:span></text:span></text:p>
      <text:p text:style-name="P19"><text:span text:style-name="Source_20_Text"><text:span text:style-name="T6"><text:s text:c="4"/></text:span></text:span><text:span text:style-name="Source_20_Text"><text:span text:style-name="T3">yield t.label;</text:span></text:span></text:p>
      <text:p text:style-name="P19"><text:span text:style-name="Source_20_Text"><text:span text:style-name="T6"><text:s text:c="4"/></text:span></text:span><text:span text:style-name="Source_20_Text"><text:span text:style-name="T3">yield* inorder(t.right);</text:span></text:span></text:p>
      <text:p text:style-name="P19"><text:span text:style-name="Source_20_Text"><text:span text:style-name="T6"><text:s text:c="2"/></text:span></text:span><text:span text:style-name="Source_20_Text"><text:span text:style-name="T3">}</text:span></text:span></text:p>
      <text:p text:style-name="P19"><text:span text:style-name="Source_20_Text"><text:span text:style-name="T3">}</text:span></text:span></text:p>
      <text:p text:style-name="P19"><text:soft-page-break/></text:p>
      <text:p text:style-name="P19"><text:span text:style-name="Source_20_Text"><text:span text:style-name="T3">// </text:span></text:span><text:span text:style-name="Source_20_Text"><text:span text:style-name="T7">下面生成二叉树</text:span></text:span></text:p>
      <text:p text:style-name="P19"><text:span text:style-name="Source_20_Text"><text:span text:style-name="T3">function make(array) {</text:span></text:span></text:p>
      <text:p text:style-name="P19"><text:span text:style-name="Source_20_Text"><text:span text:style-name="T6"><text:s text:c="2"/></text:span></text:span><text:span text:style-name="Source_20_Text"><text:span text:style-name="T3">// </text:span></text:span><text:span text:style-name="Source_20_Text"><text:span text:style-name="T7">判断是否为叶节点</text:span></text:span></text:p>
      <text:p text:style-name="P19"><text:span text:style-name="Source_20_Text"><text:span text:style-name="T6"><text:s text:c="2"/></text:span></text:span><text:span text:style-name="Source_20_Text"><text:span text:style-name="T3">if (array.length == 1) return new Tree(null, array[0], null);</text:span></text:span></text:p>
      <text:p text:style-name="P19"><text:span text:style-name="Source_20_Text"><text:span text:style-name="T6"><text:s text:c="2"/></text:span></text:span><text:span text:style-name="Source_20_Text"><text:span text:style-name="T3">return new Tree(make(array[0]), array[1], make(array[2]));</text:span></text:span></text:p>
      <text:p text:style-name="P19"><text:span text:style-name="Source_20_Text"><text:span text:style-name="T3">}</text:span></text:span></text:p>
      <text:p text:style-name="P19"><text:span text:style-name="Source_20_Text"><text:span text:style-name="T3">let tree = make([[['a'], 'b', ['c']], 'd', [['e'], 'f', ['g']]]);</text:span></text:span></text:p>
      <text:p text:style-name="P19"/>
      <text:p text:style-name="P19"><text:span text:style-name="Source_20_Text"><text:span text:style-name="T3">// </text:span></text:span><text:span text:style-name="Source_20_Text"><text:span text:style-name="T7">遍历二叉树</text:span></text:span></text:p>
      <text:p text:style-name="P19"><text:span text:style-name="Source_20_Text"><text:span text:style-name="T3">var result = [];</text:span></text:span></text:p>
      <text:p text:style-name="P19"><text:span text:style-name="Source_20_Text"><text:span text:style-name="T3">for (let node of inorder(tree)) {</text:span></text:span></text:p>
      <text:p text:style-name="P19"><text:span text:style-name="Source_20_Text"><text:span text:style-name="T6"><text:s text:c="2"/></text:span></text:span><text:span text:style-name="Source_20_Text"><text:span text:style-name="T3">result.push(node);</text:span></text:span></text:p>
      <text:p text:style-name="P19"><text:span text:style-name="Source_20_Text"><text:span text:style-name="T3">}</text:span></text:span></text:p>
      <text:p text:style-name="P19"/>
      <text:p text:style-name="P19"><text:span text:style-name="Source_20_Text"><text:span text:style-name="T3">result</text:span></text:span></text:p>
      <text:p text:style-name="P19"><text:span text:style-name="Source_20_Text"><text:span text:style-name="T3">// ['a', 'b', 'c', 'd', 'e', 'f', 'g']</text:span></text:span></text:p>
      <text:p text:style-name="P40">generator函数应用：</text:p>
      <text:p text:style-name="P40">1.异步操作的同步化表达</text:p>
      <text:p text:style-name="P40">2.控制流管理</text:p>
      <text:p text:style-name="P40">3.部署iterator接口</text:p>
      <text:p text:style-name="P41">4.作为数据结构，使得数据或操作具备了类似数组的接口。</text:p>
      <text:p text:style-name="P41"/>
      <text:p text:style-name="P41"/>
      <text:p text:style-name="P41">13.promise</text:p>
      <text:p text:style-name="P41">Promise 构造函数接受一个函数作为参数，该函数的两个参数分别是 resolve 方法和 reject 方法。如果异步操作成功，则用 resolve 方法将 Promise 对象的状态，从“未完成”变为“成功”（即从 pending 变为 resolved）；如果异步操作失败，则用 reject 方法将 Promise 对象的状态，从“未完成”变为“失败”（即从 pending 变为 rejected）。</text:p>
      <text:p text:style-name="P41">Promise 实例生成以后，可以用 then 方法分别指定 resolve 方法和 reject 方法的回调函数。</text:p>
      <text:p text:style-name="P41">Promise.prototype.then()：</text:p>
      <text:p text:style-name="P41">Promise.prototype.then 方法返回的是一个新的Promise对象，因此可以采用链式写法，即then方法后面再调用另一个then方法。</text:p>
      <text:p text:style-name="P42">Promise.prototype.catch方法是Promise.prototype.then(null, rejection)的别名，用于指定发生错误时的回调函数。catch方法返回的还是一个Promise对象，因此后面还可以接着调用then方法。</text:p>
      <text:p text:style-name="P42">Promise.all().Promise.race()</text:p>
      <text:p text:style-name="P42">Promise.all()方法用于将多个promise实例，包装成一个新的Promise实例。</text:p>
      <text:p text:style-name="P55"><text:soft-page-break/><text:span text:style-name="Source_20_Text"><text:span text:style-name="T3">var p = Promise.all([p1,p2,p3]);</text:span></text:span></text:p>
      <text:p text:style-name="P43">上面代码中，Promise.all方法接受一个数组作为参数，p1、p2、p3都是Promise对象的实例。（Promise.all方法的参数不一定是数组，但是必须具有iterator接口，且返回的每个成员都是Promise实例。）</text:p>
      <text:p text:style-name="P43">p的状态由p1、p2、p3决定，分成两种情况。</text:p>
      <text:p text:style-name="P43">（1）只有p1、p2、p3的状态都变成fulfilled，p的状态才会变成fulfilled，此时p1、p2、p3的返回值组成一个数组，传递给p的回调函数。</text:p>
      <text:p text:style-name="P43">（2）只要p1、p2、p3之中有一个被rejected，p的状态就变成rejected，此时第一个被reject的实例的返回值，会传递给p的回调函数。</text:p>
      <text:p text:style-name="P56"><text:span text:style-name="Source_20_Text"><text:span text:style-name="T3">var p = Promise.race([p1,p2,p3])；</text:span></text:span></text:p>
      <text:p text:style-name="Standard">上面代码中，只要p1、p2、p3之中有一个实例率先改变状态，p的状态就跟着改变。那个率先改变的Promise实例的返回值，就传递给p的返回值。</text:p>
      <text:p text:style-name="Standard"><text:span text:style-name="Source_20_Text"><text:span text:style-name="T4">var p = Promise.r</text:span></text:span><text:span text:style-name="Source_20_Text"><text:span text:style-name="T5">esolve(obj);</text:span></text:span></text:p>
      <text:p text:style-name="Standard">有时需要将现有对象转为Promise对象，Promise.resolve方法就起到这个作用。</text:p>
      <text:p text:style-name="Standard"/>
      <text:p text:style-name="P44">14.async函数</text:p>
      <text:p text:style-name="P45">async函数就是将Generator函数的星号（*）替换成async，将yield替换成await，仅此而已。</text:p>
      <text:p text:style-name="P59"/>
      <text:p text:style-name="P45">区别在于：</text:p>
      <text:p text:style-name="P45">(1)async函数内置执行器，async函数的执行，与普通函数一模一样，只要一行。</text:p>
      <text:p text:style-name="P46">(2)更好的语义和更广的适用性。</text:p>
      <text:p text:style-name="P46"/>
      <text:p text:style-name="P46"/>
      <text:p text:style-name="P47">15.异步操作：</text:p>
      <text:p text:style-name="P47">回调函数</text:p>
      <text:p text:style-name="P48">事件监听</text:p>
      <text:p text:style-name="P48">发布/订阅</text:p>
      <text:p text:style-name="P47">Promise</text:p>
      <text:p text:style-name="P47">Generator函数：是协程在ES6的实现，最大特点是可以交出函数的执行权（即暂停执行）。</text:p>
      <text:p text:style-name="P43"/>
      <text:p text:style-name="P48">16.class</text:p>
      <text:p text:style-name="P57"><text:span text:style-name="Source_20_Text"><text:span text:style-name="T3">//</text:span></text:span><text:span text:style-name="Source_20_Text"><text:span text:style-name="T7">定义类</text:span></text:span></text:p>
      <text:p text:style-name="P19"><text:span text:style-name="Source_20_Text"><text:span text:style-name="T3">class Point {</text:span></text:span></text:p>
      <text:p text:style-name="P19"/>
      <text:p text:style-name="P19"><text:span text:style-name="Source_20_Text"><text:span text:style-name="T6"><text:s text:c="2"/></text:span></text:span><text:span text:style-name="Source_20_Text"><text:span text:style-name="T3">constructor(x, y) {</text:span></text:span></text:p>
      <text:p text:style-name="P19"><text:span text:style-name="Source_20_Text"><text:span text:style-name="T6"><text:s text:c="4"/></text:span></text:span><text:span text:style-name="Source_20_Text"><text:span text:style-name="T3">this.x = x;</text:span></text:span></text:p>
      <text:p text:style-name="P19"><text:span text:style-name="Source_20_Text"><text:span text:style-name="T6"><text:s text:c="4"/></text:span></text:span><text:span text:style-name="Source_20_Text"><text:span text:style-name="T3">this.y = y;</text:span></text:span></text:p>
      <text:p text:style-name="P19"><text:span text:style-name="Source_20_Text"><text:span text:style-name="T6"><text:s text:c="2"/></text:span></text:span><text:span text:style-name="Source_20_Text"><text:span text:style-name="T3">}</text:span></text:span></text:p>
      <text:p text:style-name="P19"/>
      <text:p text:style-name="P19"><text:soft-page-break/><text:span text:style-name="Source_20_Text"><text:span text:style-name="T6"><text:s text:c="2"/></text:span></text:span><text:span text:style-name="Source_20_Text"><text:span text:style-name="T3">toString() {</text:span></text:span></text:p>
      <text:p text:style-name="P19"><text:span text:style-name="Source_20_Text"><text:span text:style-name="T6"><text:s text:c="4"/></text:span></text:span><text:span text:style-name="Source_20_Text"><text:span text:style-name="T3">return '('+this.x+', '+this.y+')';</text:span></text:span></text:p>
      <text:p text:style-name="P19"><text:span text:style-name="Source_20_Text"><text:span text:style-name="T6"><text:s text:c="2"/></text:span></text:span><text:span text:style-name="Source_20_Text"><text:span text:style-name="T3">}</text:span></text:span></text:p>
      <text:p text:style-name="P19"/>
      <text:p text:style-name="P19"><text:span text:style-name="Source_20_Text"><text:span text:style-name="T3">}</text:span></text:span></text:p>
      <text:p text:style-name="P48">除了constructor方法以外，类的方法都定义在类的prototype属性上面。</text:p>
      <text:p text:style-name="P49">class的继承：</text:p>
      <text:p text:style-name="P49"/>
      <text:p text:style-name="P57"><text:span text:style-name="Source_20_Text"><text:span text:style-name="T3">class ColorPoint extends Point {</text:span></text:span></text:p>
      <text:p text:style-name="P19"/>
      <text:p text:style-name="P19"><text:span text:style-name="Source_20_Text"><text:span text:style-name="T6"><text:s text:c="2"/></text:span></text:span><text:span text:style-name="Source_20_Text"><text:span text:style-name="T3">constructor(x, y, color) {</text:span></text:span></text:p>
      <text:p text:style-name="P19"><text:span text:style-name="Source_20_Text"><text:span text:style-name="T6"><text:s text:c="4"/></text:span></text:span><text:span text:style-name="Source_20_Text"><text:span text:style-name="T3">super(x, y); // </text:span></text:span><text:span text:style-name="Source_20_Text"><text:span text:style-name="T7">等同于</text:span></text:span><text:span text:style-name="Source_20_Text"><text:span text:style-name="T3">parent.constructor(x, y)</text:span></text:span></text:p>
      <text:p text:style-name="P19"><text:span text:style-name="Source_20_Text"><text:span text:style-name="T6"><text:s text:c="4"/></text:span></text:span><text:span text:style-name="Source_20_Text"><text:span text:style-name="T3">this.color = color;</text:span></text:span></text:p>
      <text:p text:style-name="P19"><text:span text:style-name="Source_20_Text"><text:span text:style-name="T6"><text:s text:c="2"/></text:span></text:span><text:span text:style-name="Source_20_Text"><text:span text:style-name="T3">}</text:span></text:span></text:p>
      <text:p text:style-name="P19"/>
      <text:p text:style-name="P19"><text:span text:style-name="Source_20_Text"><text:span text:style-name="T6"><text:s text:c="2"/></text:span></text:span><text:span text:style-name="Source_20_Text"><text:span text:style-name="T3">toString() {</text:span></text:span></text:p>
      <text:p text:style-name="P19"><text:span text:style-name="Source_20_Text"><text:span text:style-name="T6"><text:s text:c="4"/></text:span></text:span><text:span text:style-name="Source_20_Text"><text:span text:style-name="T3">return this.color + ' ' + super.toString(); // </text:span></text:span><text:span text:style-name="Source_20_Text"><text:span text:style-name="T7">等同于</text:span></text:span><text:span text:style-name="Source_20_Text"><text:span text:style-name="T3">parent.toString()</text:span></text:span></text:p>
      <text:p text:style-name="P19"><text:span text:style-name="Source_20_Text"><text:span text:style-name="T6"><text:s text:c="2"/></text:span></text:span><text:span text:style-name="Source_20_Text"><text:span text:style-name="T3">}</text:span></text:span></text:p>
      <text:p text:style-name="P19"/>
      <text:p text:style-name="P19"><text:span text:style-name="Source_20_Text"><text:span text:style-name="T3">}</text:span></text:span></text:p>
      <text:p text:style-name="P49">super关键字，它指代父类的实例（即父类的this对象）</text:p>
      <text:p text:style-name="P49">子类必须在constructor方法中调用super方法，否则新建实例时会报错。只有调用super之后，才可以使用this关键字，否则会报错</text:p>
      <text:p text:style-name="P50">（1）子类的__proto__属性，表示构造函数的继承，总是指向父类。</text:p>
      <text:p text:style-name="P50">（2）子类prototype属性的__proto__属性，表示方法的继承，总是指向父类的prototype属性。</text:p>
      <text:p text:style-name="P58"><text:span text:style-name="Source_20_Text"><text:span text:style-name="T3">class B extends A {</text:span></text:span></text:p>
      <text:p text:style-name="P19"><text:span text:style-name="Source_20_Text"><text:span text:style-name="T3">}</text:span></text:span></text:p>
      <text:p text:style-name="P19"/>
      <text:p text:style-name="P19"><text:span text:style-name="Source_20_Text"><text:span text:style-name="T3">B.__proto__ === A // true</text:span></text:span></text:p>
      <text:p text:style-name="P19"><text:span text:style-name="Source_20_Text"><text:span text:style-name="T3">B.prototype.__proto__ === A.prototype // true</text:span></text:span></text:p>
      <text:p text:style-name="P58"><text:span text:style-name="Source_20_Text"><text:span text:style-name="T3">Object.getPrototypeOf(ColorPoint) === Point</text:span></text:span></text:p>
      <text:p text:style-name="P19"><text:span text:style-name="Source_20_Text"><text:span text:style-name="T3">// true</text:span></text:span></text:p>
      <text:p text:style-name="P58"><text:span text:style-name="Source_20_Text"><text:span text:style-name="T3">var p1 = new Point(2, 3);</text:span></text:span></text:p>
      <text:p text:style-name="P19"><text:span text:style-name="Source_20_Text"><text:span text:style-name="T3">var p2 = new ColorPoint(2, 3, 'red');</text:span></text:span></text:p>
      <text:p text:style-name="P19"/>
      <text:p text:style-name="P19"><text:span text:style-name="Source_20_Text"><text:span text:style-name="T3">p2.__proto__ === p1.__proto // false</text:span></text:span></text:p>
      <text:p text:style-name="P19"><text:span text:style-name="Source_20_Text"><text:span text:style-name="T3">p2.__proto__.__proto__ === p1.__proto__ // true</text:span></text:span></text:p>
      <text:p text:style-name="P50"/>
      <text:p text:style-name="P50"><text:soft-page-break/>通过子类的_proto_属性，可以修改父类：</text:p>
      <text:p text:style-name="P58"><text:span text:style-name="Source_20_Text"><text:span text:style-name="T3">p2.__proto__.__proto__.printName = function () {</text:span></text:span></text:p>
      <text:p text:style-name="P19"><text:span text:style-name="Source_20_Text"><text:span text:style-name="T6"><text:s text:c="2"/></text:span></text:span><text:span text:style-name="Source_20_Text"><text:span text:style-name="T3">console.log('Ha');</text:span></text:span></text:p>
      <text:p text:style-name="P19"><text:span text:style-name="Source_20_Text"><text:span text:style-name="T3">};</text:span></text:span></text:p>
      <text:p text:style-name="P19"/>
      <text:p text:style-name="P19"><text:span text:style-name="Source_20_Text"><text:span text:style-name="T3">p1.printName() // "Ha"</text:span></text:span></text:p>
      <text:p text:style-name="P51">class的静态方法：</text:p>
      <text:p text:style-name="P51">类相当于实例的原型，所有在类中定义的方法，都会被实例继承。如果在一个方法前，加上static关键字，就表示该方法不会被实例继承，而是直接通过类来调用，这就称为静态方法。</text:p>
      <text:p text:style-name="P52">父类的静态方法，可以被子类继承。</text:p>
      <text:p text:style-name="P52">静态方法也是可以从super对象上调用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Menlo" svg:font-family="Menlo, Monaco, Consolas, 'Courier New', monospace"/>
    <style:font-face style:name="Tahoma1" svg:font-family="Tahoma"/>
    <style:font-face style:name="Verdana" svg:font-family="Verdana, 'Lantinghei SC', 'Hiragino Sans GB', 'Microsoft Yahei', Helvetica, arial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7M48S</meta:editing-duration>
    <meta:editing-cycles>15</meta:editing-cycles>
    <meta:generator>LibreOffice/5.1.4.2$Windows_x86 LibreOffice_project/f99d75f39f1c57ebdd7ffc5f42867c12031db97a</meta:generator>
    <dc:date>2018-08-04T18:15:12.658000000</dc:date>
    <meta:document-statistic meta:table-count="0" meta:image-count="0" meta:object-count="0" meta:page-count="12" meta:paragraph-count="319" meta:word-count="5017" meta:character-count="9486" meta:non-whitespace-character-count="8906"/>
    <meta:user-defined meta:name="Info 1"/>
    <meta:user-defined meta:name="Info 2"/>
    <meta:user-defined meta:name="Info 3"/>
    <meta:user-defined meta:name="Info 4"/>
  </office:meta>
</office:document-meta>
</file>